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, FF 3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Mary M. Cohen; Sabato Morais<text:tab/><text:tab/><text:tab/><text:tab/><text:tab/></text:p>
      <text:p text:style-name="P4">Author of letter<text:tab/><text:tab/><text:tab/><text:tab/>Y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; Mary M. Cohen</text:p>
      <text:p text:style-name="P4">Addressee as “Editor”<text:tab/><text:tab/><text:tab/><text:tab/></text:p>
      <text:p text:style-name="P4">Date (derived from Hebrew Date)<text:tab/><text:tab/>Purim 5633</text:p>
      <text:p text:style-name="P4">Date (derived from Gregorian calendar)<text:tab/>1873</text:p>
      <text:p text:style-name="P4">Month<text:tab/><text:tab/><text:tab/><text:tab/><text:tab/><text:tab/></text:p>
      <text:p text:style-name="P4">Year<text:tab/><text:tab/><text:tab/><text:tab/><text:tab/><text:tab/>1873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<text:tab/>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3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. S. Morais/</text:span></text:p>
      <text:p text:style-name="P2"><text:span text:style-name="T1"><text:tab/>Dear Sir/</text:span></text:p>
      <text:p text:style-name="P2"><text:span text:style-name="T1"><text:tab/><text:tab/>This little/ offering (which has been/ worked by my own hands)/ is but a very small token/ of the respect and regard/ which the donor entertains/ for yourself: yet may/ not hope that its usefulness/ will compensate for the/ insignificance of the gift,/ and that when placing/ your pen between the/</text:span></text:p>
      <text:p text:style-name="P2"><text:span text:style-name="T1"/></text:p>
      <text:p text:style-name="P2"><text:span text:style-name="T1">[Page 2]</text:span></text:p>
      <text:p text:style-name="P2"><text:span text:style-name="T1">muslin folds, these may/ recall to your mind a/ youthful but sincere/ friend./</text:span></text:p>
      <text:p text:style-name="P2"><text:span text:style-name="T1"><text:tab/>Wishing that every/ happiness attendant upon/ this joyful season may be/ yours for many years to come,/ </text:span></text:p>
      <text:p text:style-name="P2"><text:span text:style-name="T1">I am, dear sir,/</text:span></text:p>
      <text:p text:style-name="P2"><text:span text:style-name="T1">With sentiments of esteem,/</text:span></text:p>
      <text:p text:style-name="P2"><text:span text:style-name="T1"><text:tab/>Very sincerely yours,/</text:span></text:p>
      <text:p text:style-name="P2"><text:span text:style-name="T1"><text:tab/><text:tab/>Mary M. Cohen/</text:span></text:p>
      <text:p text:style-name="P2"><text:span text:style-name="T1"/></text:p>
      <text:p text:style-name="P2"><text:span text:style-name="T1">1828 Rittenhouse Square./</text:span></text:p>
      <text:p text:style-name="P2"><text:span text:style-name="T1"><text:tab/>Purim 5633./</text:span></text:p>
      <text:p text:style-name="P2"><text:span text:style-name="T1"/></text:p>
      <text:p text:style-name="P2"><text:span text:style-name="T1">[Page 3]</text:span></text:p>
      <text:p text:style-name="P2"><text:span text:style-name="T1">My dear friend/</text:span></text:p>
      <text:p text:style-name="P2"><text:span text:style-name="T1"><text:tab/>The work is as ingenious as it is useful, but the thought which/ directed the hand is lovely. <text:s/>“I thank you” sounds so cold and formal,/ that I will not say it. <text:s/>But this acknowledgment I will make/ in all sincerity. <text:s/>Among the few, upon whom I look with feelings/ akin to parental affection your dear self stands foremost. <text:s/>Hence,/ any token of friendship, evincing a reciprocation of sentiments, occasions/ a gratification more deeply experienced than adequately expressed./ <text:s/>That this virtual regard may never alter, and that you may live/ long and happy amidst your beautiful surroundings is the wish of/</text:span></text:p>
      <text:p text:style-name="P2"><text:span text:style-name="T1"><text:tab/>Yours very truly/</text:span></text:p>
      <text:p text:style-name="P2"><text:span text:style-name="T1"><text:tab/><text:tab/>S. Morais/</text:span></text:p>
      <text:p text:style-name="P2"><text:span text:style-name="T1">Purim 5633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1:22:44</meta:creation-date>
    <dc:date>2009-05-18T11:34:19</dc:date>
    <dc:language>en-US</dc:language>
    <meta:editing-cycles>2</meta:editing-cycles>
    <meta:editing-duration>PT11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9" meta:word-count="389" meta:character-count="2618"/>
  </office:meta>
</office:document-meta>
</file>